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220986"/>
    </style:style>
    <style:style style:name="P2" style:family="paragraph" style:parent-style-name="Standard">
      <style:paragraph-properties fo:text-align="center" style:justify-single-word="false"/>
      <style:text-properties fo:language="fr" fo:country="FR" officeooo:rsid="001c93d8" officeooo:paragraph-rsid="001c93d8"/>
    </style:style>
    <style:style style:name="P3" style:family="paragraph" style:parent-style-name="Standard">
      <style:paragraph-properties fo:text-align="center" style:justify-single-word="false"/>
      <style:text-properties fo:language="fr" fo:country="FR" officeooo:rsid="001e9b11" officeooo:paragraph-rsid="001e9b11"/>
    </style:style>
    <style:style style:name="P4" style:family="paragraph" style:parent-style-name="Standard">
      <style:paragraph-properties fo:text-align="center" style:justify-single-word="false"/>
      <style:text-properties fo:language="fr" fo:country="FR" officeooo:rsid="00206573" officeooo:paragraph-rsid="0021e28a"/>
    </style:style>
    <style:style style:name="P5" style:family="paragraph" style:parent-style-name="Standard">
      <style:paragraph-properties fo:text-align="center" style:justify-single-word="false"/>
      <style:text-properties fo:font-size="15pt" fo:language="fr" fo:country="FR" officeooo:rsid="001e9b11" officeooo:paragraph-rsid="001e9b11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5pt" fo:language="fr" fo:country="FR" officeooo:rsid="00220986" officeooo:paragraph-rsid="00220986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officeooo:rsid="00237fd6" officeooo:paragraph-rsid="00237fd6"/>
    </style:style>
    <style:style style:name="P8" style:family="paragraph" style:parent-style-name="Standard">
      <style:paragraph-properties fo:text-align="center" style:justify-single-word="false"/>
      <style:text-properties fo:language="fr" fo:country="FR" officeooo:rsid="001c93d8" officeooo:paragraph-rsid="001c93d8"/>
    </style:style>
    <style:style style:name="P9" style:family="paragraph" style:parent-style-name="Standard">
      <style:paragraph-properties fo:text-align="center" style:justify-single-word="false"/>
      <style:text-properties fo:language="fr" fo:country="FR" officeooo:rsid="0021e28a" officeooo:paragraph-rsid="0021e28a"/>
    </style:style>
    <style:style style:name="P10" style:family="paragraph" style:parent-style-name="Standard">
      <style:paragraph-properties fo:text-align="center" style:justify-single-word="false"/>
      <style:text-properties fo:language="fr" fo:country="FR" officeooo:rsid="0021e28a" officeooo:paragraph-rsid="0026adde"/>
    </style:style>
    <style:style style:name="P11" style:family="paragraph" style:parent-style-name="Standard">
      <style:paragraph-properties fo:text-align="center" style:justify-single-word="false"/>
      <style:text-properties fo:language="fr" fo:country="FR" officeooo:rsid="0021e28a" officeooo:paragraph-rsid="00280581"/>
    </style:style>
    <style:style style:name="P12" style:family="paragraph" style:parent-style-name="Standard">
      <style:paragraph-properties fo:text-align="center" style:justify-single-word="false"/>
      <style:text-properties fo:language="fr" fo:country="FR" officeooo:rsid="00220986" officeooo:paragraph-rsid="00220986"/>
    </style:style>
    <style:style style:name="P13" style:family="paragraph" style:parent-style-name="Standard">
      <style:paragraph-properties fo:text-align="center" style:justify-single-word="false"/>
      <style:text-properties fo:language="fr" fo:country="FR" officeooo:rsid="00220986" officeooo:paragraph-rsid="00237fd6"/>
    </style:style>
    <style:style style:name="P14" style:family="paragraph" style:parent-style-name="Standard">
      <style:paragraph-properties fo:text-align="center" style:justify-single-word="false"/>
      <style:text-properties fo:language="fr" fo:country="FR" officeooo:rsid="00237fd6" officeooo:paragraph-rsid="00237fd6"/>
    </style:style>
    <style:style style:name="P15" style:family="paragraph" style:parent-style-name="Standard">
      <style:paragraph-properties fo:text-align="center" style:justify-single-word="false"/>
      <style:text-properties fo:language="fr" fo:country="FR" officeooo:rsid="0024c4e0" officeooo:paragraph-rsid="0024c4e0"/>
    </style:style>
    <style:style style:name="P16" style:family="paragraph" style:parent-style-name="Standard">
      <style:paragraph-properties fo:text-align="center" style:justify-single-word="false"/>
      <style:text-properties fo:language="fr" fo:country="FR" officeooo:rsid="0026adde" officeooo:paragraph-rsid="0026adde"/>
    </style:style>
    <style:style style:name="P17" style:family="paragraph" style:parent-style-name="Standard">
      <style:paragraph-properties fo:text-align="center" style:justify-single-word="false"/>
      <style:text-properties fo:language="fr" fo:country="FR" officeooo:rsid="00280581" officeooo:paragraph-rsid="00280581"/>
    </style:style>
    <style:style style:name="P18" style:family="paragraph" style:parent-style-name="Standard">
      <style:paragraph-properties fo:text-align="center" style:justify-single-word="false"/>
      <style:text-properties fo:language="fr" fo:country="FR" fo:font-weight="bold" officeooo:rsid="00280581" officeooo:paragraph-rsid="00280581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language="fr" fo:country="FR" fo:font-weight="bold" officeooo:rsid="0026adde" officeooo:paragraph-rsid="0026adde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3pt" fo:language="fr" fo:country="FR" fo:font-weight="bold" officeooo:rsid="00280581" officeooo:paragraph-rsid="00280581" style:font-size-asian="13pt" style:font-weight-asian="bold" style:font-size-complex="13pt" style:font-weight-complex="bold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21e28a"/>
    </style:style>
    <style:style style:name="T3" style:family="text">
      <style:text-properties fo:language="fr" fo:country="FR" officeooo:rsid="00220986"/>
    </style:style>
    <style:style style:name="T4" style:family="text">
      <style:text-properties fo:language="fr" fo:country="FR" officeooo:rsid="00236a6f"/>
    </style:style>
    <style:style style:name="T5" style:family="text">
      <style:text-properties fo:language="fr" fo:country="FR" officeooo:rsid="00237fd6"/>
    </style:style>
    <style:style style:name="T6" style:family="text">
      <style:text-properties fo:language="fr" fo:country="FR" officeooo:rsid="00238882"/>
    </style:style>
    <style:style style:name="T7" style:family="text">
      <style:text-properties officeooo:rsid="00206573"/>
    </style:style>
    <style:style style:name="T8" style:family="text">
      <style:text-properties officeooo:rsid="0021e28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279ce7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EXT ADVENTURE</text:p>
      <text:p text:style-name="P5"/>
      <text:p text:style-name="P5"/>
      <text:p text:style-name="P6">By Gwendal Pruny</text:p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>Hall d’entrée</text:p>
      <text:p text:style-name="P2"/>
      <text:p text:style-name="P3"><text:span text:style-name="T9">map </text:span><text:span text:style-name="T10">:</text:span><text:span text:style-name="T9"> </text:span><text:span text:style-name="T7">Tu est</text:span> dans le hall d’entrée de AU Academy</text:p>
      <text:p text:style-name="P3"><text:span text:style-name="T9">déjà entré </text:span>: <text:span text:style-name="T7">Tu est</text:span> dans le hall d’entrée de AU Academy, il y a beaucoup d’élèves!</text:p>
      <text:p text:style-name="P4"><text:span text:style-name="T9">First entry </text:span>: <text:span text:style-name="T8">Tu viens d’entrée dans le hall de AU Academy, bizarement il n’y a aucun élève</text:span></text:p>
      <text:p text:style-name="P9">seulement une dame a l’acceuille et des crie de joie ou de pleure d’une foule au loin que tu n’arrive pas a disserner.</text:p>
      <text:p text:style-name="P9">----------------------------------</text:p>
      <text:p text:style-name="P9"/>
      <text:p text:style-name="P1"><text:span text:style-name="T2">T</text:span><text:span text:style-name="T3">ALK : <text:s/></text:span><text:span text:style-name="T5">to evelyn</text:span></text:p>
      <text:p text:style-name="P12">Vous : Bonjour je m’apppel ???, je suis la pour m’inscrire a AU vous pouvez maider, je suis au bonne endroit ?</text:p>
      <text:p text:style-name="P1"><text:span text:style-name="T3">???? : Bonjour je t’attendait ???? , </text:span><text:span text:style-name="T4">le proviseur veut te voir </text:span><text:span text:style-name="T5">sont bureau est derrière tu peut y allez mais avent je te conseil d’allez voir le jeune garcons si tu ne la pas déjà fait, il vient tout comme toi d’arriver, hésirte pas a m’apeller evelyn et venir me voir si tu a des questions </text:span></text:p>
      <text:p text:style-name="P14">Vous : Merci evelyn</text:p>
      <text:p text:style-name="P14">TALK : to jeune garcons</text:p>
      <text:p text:style-name="P14">Vous : B-Bonjour ??</text:p>
      <text:p text:style-name="P14">??? : ….</text:p>
      <text:p text:style-name="P14">Vous : Vous allez bien ?</text:p>
      <text:p text:style-name="P14">??? : n’entre SURTOUT pas dans le bureau du proviseur ils sont tousse FOU !!!!!</text:p>
      <text:p text:style-name="P14">Vous : Que c’est-il passez ? </text:p>
      <text:p text:style-name="P7"><text:span text:style-name="T1">??? : </text:span><text:span text:style-name="T6">Laisse moi tranquille !!! Dégage !! sort d’ici !</text:span></text:p>
      <text:p text:style-name="P13"/>
      <text:p text:style-name="P13"/>
      <text:p text:style-name="P13"/>
      <text:p text:style-name="P13">MOOVE :</text:p>
      <text:p text:style-name="P15">Bureau du proviseur, exterieur</text:p>
      <text:p text:style-name="P15"/>
      <text:p text:style-name="P15"><text:soft-page-break/><text:span text:style-name="T16">Bureau du proviseur</text:span> </text:p>
      <text:p text:style-name="P15"/>
      <text:p text:style-name="P15"><text:span text:style-name="T9">map </text:span>: Tu est dans le bureau du proviseur</text:p>
      <text:p text:style-name="P15">déjà entrer : Le provisuer a l’air occuepr </text:p>
      <text:p text:style-name="P15"><text:span text:style-name="T9">First entry : </text:span>Quand tu entre dans la pièce, tu vois seulement de dos le proviseur assis sur ca chaisse <text:span text:style-name="T11">en face d’une énorme baie vitré</text:span>. Intimider vous vous annoncer et raprocher doussement.</text:p>
      <text:p text:style-name="P10">----------------------------------</text:p>
      <text:p text:style-name="P19">TALK proviseur :</text:p>
      <text:p text:style-name="P16"><text:span text:style-name="T9">Vous </text:span>: E..Excuser-moi ! </text:p>
      <text:p text:style-name="P16"><text:span text:style-name="T9">Proviseur </text:span>: Du calme pas besoin de criez ! Vien raproche toi regarde ce spétacle.</text:p>
      <text:p text:style-name="P16"><text:span text:style-name="T9">Vous </text:span>: Ce sont des élève qui ce batte  <text:span text:style-name="T11">a l’exterieur </text:span>! Il bouge si vite je n’arrive pas a les suivre !</text:p>
      <text:p text:style-name="P16"><text:span text:style-name="T14">Proviseur </text:span>: HaHA, nous n’avons pas les même notrion de vitesse mon ami !</text:p>
      <text:p text:style-name="P16"><text:span text:style-name="T9">Proviseur </text:span>: Bien tu voit la fille qui est en train de gagner le combat ?</text:p>
      <text:p text:style-name="P16">Vous : A gauche ? Oui.. </text:p>
      <text:p text:style-name="P16"><text:span text:style-name="T9">Proviseur </text:span>: Tu est son prochaine adverser</text:p>
      <text:p text:style-name="P16"><text:span text:style-name="T9">Proviseur </text:span>: Maintenant sort et affronte la </text:p>
      <text:p text:style-name="P16"><text:span text:style-name="T9">Proviseur </text:span>: Et dépèche toi elle t’attend déjà !</text:p>
      <text:p text:style-name="P16"/>
      <text:p text:style-name="P20">Exterieur</text:p>
      <text:p text:style-name="P17"/>
      <text:p text:style-name="P18">map : <text:span text:style-name="T10">Tu est dans la cour exterieur</text:span></text:p>
      <text:p text:style-name="P18">déjà entrer : <text:span text:style-name="T10">Tu est dans la cour exterieur il y a des zone d’entrainement et beaucoup d’élève.</text:span></text:p>
      <text:p text:style-name="P18">First Entry :</text:p>
      <text:p text:style-name="P11">----------------------------------</text:p>
      <text:p text:style-name="P9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uloir du 1er étage</text:p>
      <text:p text:style-name="P2"/>
      <text:p text:style-name="P2"/>
      <text:p text:style-name="P2">Classe 1-A ( 1er étage )</text:p>
      <text:p text:style-name="P2"/>
      <text:p text:style-name="P2"/>
      <text:p text:style-name="P2">Couloir du 2e étage</text:p>
      <text:p text:style-name="P2"/>
      <text:p text:style-name="P2"/>
      <text:p text:style-name="P2">Caféteria (2e étage)</text:p>
      <text:p text:style-name="P2"/>
      <text:p text:style-name="P2"><text:soft-page-break/></text:p>
      <text:p text:style-name="P2">Salle d’entraînement (2e étage)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09:56:09.434337415</meta:creation-date>
    <meta:generator>LibreOffice/6.4.7.2$Linux_X86_64 LibreOffice_project/40$Build-2</meta:generator>
    <dc:date>2021-12-07T09:26:10.093752275</dc:date>
    <meta:editing-duration>PT30M56S</meta:editing-duration>
    <meta:editing-cycles>8</meta:editing-cycles>
    <meta:document-statistic meta:table-count="0" meta:image-count="0" meta:object-count="0" meta:page-count="3" meta:paragraph-count="47" meta:word-count="430" meta:character-count="2276" meta:non-whitespace-character-count="1881"/>
  </office:meta>
</office:document-meta>
</file>